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374151" style:font-name="Liberation Serif" fo:font-size="12pt" fo:letter-spacing="normal" fo:font-style="normal" fo:font-weight="bold" style:font-weight-asian="bold" style:font-weight-complex="bold"/>
    </style:style>
    <style:style style:name="P2" style:family="paragraph" style:parent-style-name="Standard">
      <style:paragraph-properties fo:margin-left="0in" fo:margin-right="0in" fo:orphans="2" fo:widows="2" fo:text-indent="0in" style:auto-text-indent="false"/>
      <style:text-properties fo:font-variant="normal" fo:text-transform="none" fo:color="#374151" style:font-name="Liberation Serif" fo:font-size="12pt" fo:letter-spacing="normal" fo:font-style="normal" fo:font-weight="bold" style:font-weight-asian="bold" style:font-weight-complex="bold"/>
    </style:style>
    <style:style style:name="P3" style:family="paragraph" style:parent-style-name="Standard">
      <style:paragraph-properties fo:margin-left="0in" fo:margin-right="0in" fo:orphans="2" fo:widows="2" fo:text-indent="0in" style:auto-text-indent="false"/>
      <style:text-properties fo:font-variant="normal" fo:text-transform="none" fo:color="#374151" style:font-name="Liberation Serif" fo:font-size="11pt" fo:letter-spacing="normal" fo:font-style="normal" fo:font-weight="normal" style:font-size-asian="11pt" style:font-weight-asian="normal" style:font-size-complex="11pt" style:font-weight-complex="normal"/>
    </style:style>
    <style:style style:name="P4"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italic" fo:font-weight="bold" officeooo:rsid="001414e9" officeooo:paragraph-rsid="00020e7d" style:font-style-asian="italic" style:font-weight-asian="bold" style:font-style-complex="italic" style:font-weight-complex="bold"/>
    </style:style>
    <style:style style:name="P5"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normal" officeooo:rsid="001414e9" officeooo:paragraph-rsid="00020e7d" style:font-size-asian="11pt" style:font-weight-asian="normal" style:font-size-complex="11pt" style:font-weight-complex="normal"/>
    </style:style>
    <style:style style:name="P6"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normal" officeooo:rsid="0014a4ea" officeooo:paragraph-rsid="00020e7d" style:font-size-asian="11pt" style:font-weight-asian="normal" style:font-size-complex="11pt" style:font-weight-complex="normal"/>
    </style:style>
    <style:style style:name="P7"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normal" officeooo:rsid="00020e7d" officeooo:paragraph-rsid="00020e7d" style:font-size-asian="11pt" style:font-weight-asian="normal" style:font-size-complex="11pt" style:font-weight-complex="normal"/>
    </style:style>
    <style:style style:name="P8"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bold" officeooo:rsid="0014a4ea" officeooo:paragraph-rsid="00020e7d" style:font-size-asian="11pt" style:font-weight-asian="bold" style:font-size-complex="11pt" style:font-weight-complex="bold"/>
    </style:style>
    <style:style style:name="P9" style:family="paragraph" style:parent-style-name="Standard">
      <style:paragraph-properties fo:margin-left="0in" fo:margin-right="0in" fo:orphans="2" fo:widows="2" fo:text-indent="0in" style:auto-text-indent="false"/>
      <style:text-properties officeooo:paragraph-rsid="00020e7d"/>
    </style:style>
    <style:style style:name="P10" style:family="paragraph" style:parent-style-name="Standard">
      <style:paragraph-properties fo:margin-left="0in" fo:margin-right="0in" fo:orphans="2" fo:widows="2" fo:text-indent="0in" style:auto-text-indent="false"/>
      <style:text-properties fo:font-variant="normal" fo:text-transform="none" fo:color="#202124" style:font-name="Liberation Serif" fo:font-size="11pt" fo:letter-spacing="normal" fo:font-style="normal" fo:font-weight="bold" officeooo:rsid="00020e7d" officeooo:paragraph-rsid="00020e7d" style:font-size-asian="11pt" style:font-weight-asian="bold" style:font-size-complex="11pt" style:font-weight-complex="bold"/>
    </style:style>
    <style:style style:name="P11" style:family="paragraph" style:parent-style-name="Standard">
      <style:paragraph-properties fo:margin-left="0in" fo:margin-right="0in" fo:orphans="2" fo:widows="2" fo:text-indent="0in" style:auto-text-indent="false"/>
      <style:text-properties fo:font-variant="normal" fo:text-transform="none" fo:color="#202124" style:font-name="Liberation Serif" fo:font-size="11pt" fo:letter-spacing="normal" fo:font-style="normal" fo:font-weight="normal" officeooo:rsid="00020e7d" officeooo:paragraph-rsid="00020e7d" style:font-size-asian="11pt" style:font-weight-asian="normal" style:font-size-complex="11pt" style:font-weight-complex="normal"/>
    </style:style>
    <style:style style:name="P12" style:family="paragraph" style:parent-style-name="Standard">
      <style:paragraph-properties fo:margin-left="0in" fo:margin-right="0in" fo:orphans="2" fo:widows="2" fo:text-indent="0in" style:auto-text-indent="false"/>
      <style:text-properties fo:font-variant="normal" fo:text-transform="none" fo:color="#202124" style:font-name="Liberation Serif" fo:font-size="12pt" fo:letter-spacing="normal" fo:font-style="normal" fo:font-weight="normal" officeooo:rsid="001414e9" officeooo:paragraph-rsid="00020e7d" style:font-size-asian="11pt" style:font-weight-asian="normal" style:font-size-complex="11pt" style:font-weight-complex="normal"/>
    </style:style>
    <style:style style:name="P13"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normal" officeooo:rsid="00020e7d" officeooo:paragraph-rsid="00020e7d" style:font-size-asian="11pt" style:font-weight-asian="normal" style:font-size-complex="11pt" style:font-weight-complex="normal"/>
    </style:style>
    <style:style style:name="P14" style:family="paragraph" style:parent-style-name="Standard">
      <style:paragraph-properties fo:margin-left="0in" fo:margin-right="0in" fo:orphans="2" fo:widows="2" fo:text-indent="0in" style:auto-text-indent="false"/>
      <style:text-properties fo:font-variant="normal" fo:text-transform="none" fo:color="#343541" style:font-name="Liberation Serif" fo:font-size="12pt" fo:letter-spacing="normal" fo:font-style="normal" fo:font-weight="bold" officeooo:rsid="00020e7d" officeooo:paragraph-rsid="00020e7d" style:font-size-asian="11pt" style:font-weight-asian="bold" style:font-size-complex="11pt" style:font-weight-complex="bold"/>
    </style:style>
    <style:style style:name="T1" style:family="text">
      <style:text-properties fo:color="#202124"/>
    </style:style>
    <style:style style:name="T2" style:family="text">
      <style:text-properties fo:color="#202124" fo:font-weight="bold" style:font-weight-asian="bold" style:font-weight-complex="bold"/>
    </style:style>
    <style:style style:name="T3" style:family="text">
      <style:text-properties fo:font-variant="normal" fo:text-transform="none" fo:color="#374151" style:font-name="Liberation Serif" fo:font-size="11pt" fo:letter-spacing="normal" fo:font-style="normal" fo:font-weight="bold" officeooo:rsid="00020e7d" style:font-size-asian="11pt" style:font-weight-asian="bold" style:font-size-complex="11pt" style:font-weight-complex="bold"/>
    </style:style>
    <style:style style:name="T4" style:family="text">
      <style:text-properties fo:font-variant="normal" fo:text-transform="none" fo:color="#202124" style:font-name="Liberation Serif" fo:font-size="11pt" fo:letter-spacing="normal" fo:font-style="normal" fo:font-weight="bold" officeooo:rsid="00020e7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recherche tabou</text:p>
      <text:p text:style-name="P2"/>
      <text:p text:style-name="P4">1- explication :</text:p>
      <text:p text:style-name="P4"/>
      <text:p text:style-name="P3">La recherche tabou est une méthode heuristique pour la résolution de problèmes d'optimisation combinatoire, tels que le problème du voyageur de commerce, l'ordonnancement de tâches ou la coloration de graphes. Elle est similaire à l'algorithme de recuit simulé, mais utilise une mémoire à court terme appelée liste tabou pour éviter de revisiter les solutions précédemment explorées.</text:p>
      <text:p text:style-name="P3"/>
      <text:p text:style-name="P3">Le principe de la recherche tabou est le suivant : à chaque itération, l'algorithme explore les solutions voisines de la solution courante. Pour chaque solution voisine, l'algorithme calcule une valeur d'aptitude (ou fonction objectif) qui évalue la qualité de cette solution. L'algorithme choisit ensuite la meilleure solution voisine, en évitant toutefois les solutions déjà explorées dans un passé récent, qui sont stockées dans la liste tabou. Cette liste tabou contient les solutions interdites pour un certain nombre d'itérations afin d'empêcher l'algorithme de rester bloqué dans une région de l'espace de recherche.</text:p>
      <text:p text:style-name="P3"/>
      <text:p text:style-name="P3">Le choix des solutions à ajouter à la liste tabou et le nombre d'itérations pendant lesquelles ces solutions sont interdites sont déterminés par l'heuristique du problème à résoudre. Cette heuristique peut être basée sur des règles simples ou sur des connaissances plus avancées du problème.</text:p>
      <text:p text:style-name="P3"/>
      <text:p text:style-name="P3">La recherche tabou peut être utilisée pour résoudre de nombreux problèmes d'optimisation combinatoire et peut fournir des solutions de qualité en un temps raisonnable, même pour des problèmes de grande taille. Cependant, comme pour toute méthode heuristique, il n'y a aucune garantie que l'algorithme trouve la solution optimale pour tous les cas de problèmes, et le choix des paramètres de l'algorithme peut avoir un impact significatif sur la qualité de la solution obtenue.</text:p>
      <text:p text:style-name="P3"/>
      <text:p text:style-name="P9"><text:span text:style-name="T3">2- </text:span><text:span text:style-name="T4">Les domaines d'application:</text:span></text:p>
      <text:p text:style-name="P10"/>
      <text:p text:style-name="P11">La recherche tabou est une méthode de résolution de problèmes d'optimisation combinatoire qui peut être appliquée à de nombreux domaines, notamment :</text:p>
      <text:p text:style-name="P11"/>
      <text:p text:style-name="P11">Problème du voyageur de commerce : le problème de trouver le parcours le plus court pour visiter un ensemble de villes et revenir au point de départ.</text:p>
      <text:p text:style-name="P11"/>
      <text:p text:style-name="P11">Ordonnancement de tâches : le problème de planifier les tâches à effectuer pour minimiser le temps d'exécution total ou maximiser l'utilisation des ressources disponibles.</text:p>
      <text:p text:style-name="P11"/>
      <text:p text:style-name="P11">Coloration de graphes : le problème de colorier les sommets d'un graphe de manière à ce que les sommets adjacents aient des couleurs différentes.</text:p>
      <text:p text:style-name="P11"/>
      <text:p text:style-name="P11">Planification de la production : le problème de planifier la production de biens ou de services pour maximiser la rentabilité ou minimiser les coûts.</text:p>
      <text:p text:style-name="P11"/>
      <text:p text:style-name="P11">Conception de réseaux de transport : le problème de concevoir un réseau de transport efficace pour minimiser les coûts ou maximiser la vitesse de déplacement.</text:p>
      <text:p text:style-name="P11"/>
      <text:p text:style-name="P11">Optimisation de la distribution de ressources : le problème de distribuer les ressources disponibles de manière optimale pour maximiser l'utilisation des ressources ou minimiser les coûts.</text:p>
      <text:p text:style-name="P11"/>
      <text:p text:style-name="P11">Optimisation de la conception de systèmes : le problème de concevoir des systèmes efficaces pour maximiser les performances ou minimiser les coûts.</text:p>
      <text:p text:style-name="P11"/>
      <text:p text:style-name="P11"><text:soft-page-break/>En général, la recherche tabou est applicable à tout problème d'optimisation combinatoire où la recherche d'une solution optimale est difficile en raison de la complexité combinatoire de l'espace de recherche. C'est une méthode efficace pour résoudre des problèmes de grande taille et peut fournir des solutions de qualité en un temps raisonnable.</text:p>
      <text:p text:style-name="P11"/>
      <text:p text:style-name="P5"><text:span text:style-name="T2">3- exemple :</text:span><text:span text:style-name="T1"> </text:span></text:p>
      <text:p text:style-name="P12"/>
      <text:p text:style-name="P5">Prenons l'exemple du problème du voyageur de commerce (TSP). Supposons que nous avons un ensemble de 10 villes, et que nous voulons trouver le chemin le plus court pour visiter toutes les villes et revenir au point de départ.</text:p>
      <text:p text:style-name="P5"/>
      <text:p text:style-name="P5">Nous pouvons utiliser l'algorithme de recherche tabou pour résoudre ce problème. À chaque itération de l'algorithme, nous pouvons générer des solutions voisines en permutant deux villes dans le chemin courant, et calculer la distance totale parcourue pour chaque solution voisine. Nous pouvons alors choisir la meilleure solution voisine, en évitant toutefois les solutions déjà explorées dans un passé récent, qui sont stockées dans la liste tabou.</text:p>
      <text:p text:style-name="P5"/>
      <text:p text:style-name="P5">Nous pouvons également ajouter des critères supplémentaires à la recherche tabou pour améliorer la qualité de la solution, tels que :</text:p>
      <text:p text:style-name="P5"/>
      <text:p text:style-name="P5">la durée de vie des solutions dans la liste tabou : pour éviter que des solutions de qualité ne soient exclues trop longtemps de la recherche,</text:p>
      <text:p text:style-name="P5">les mouvements interdits : pour éviter les mouvements qui ne sont pas pertinents pour le problème, comme permuter deux villes qui sont très éloignées l'une de l'autre.</text:p>
      <text:p text:style-name="P5">En utilisant l'algorithme de recherche tabou, nous pouvons obtenir une solution de qualité pour le problème du voyageur de commerce, même pour un grand nombre de villes.</text:p>
      <text:p text:style-name="P5"/>
      <text:p text:style-name="P5">Cet exemple illustre comment la recherche tabou peut être utilisée pour résoudre des problèmes d'optimisation combinatoire de manière efficace et fournir des solutions de qualité.</text:p>
      <text:p text:style-name="P5"/>
      <text:p text:style-name="P8">4-Exemple en javascript :</text:p>
      <text:p text:style-name="P8"/>
      <text:p text:style-name="P6">Voici un exemple d'implémentation de l'algorithme de recherche tabou en JavaScript pour résoudre le problème du voyageur de commerce avec un ensemble de 10 villes. Notez que cet exemple utilise un ensemble de villes aléatoires et une fonction de distance euclidienne pour calculer la distance entre deux villes.</text:p>
      <text:p text:style-name="P6"/>
      <text:p text:style-name="P7">JavascriptCode.js </text:p>
      <text:p text:style-name="P7"/>
      <text:p text:style-name="P7"/>
      <text:p text:style-name="P7"/>
      <text:p text:style-name="P14">5- probalilité :</text:p>
      <text:p text:style-name="P7"/>
      <text:p text:style-name="P7">Le nombre de cas possibles de tous les parcours dans le problème du voyageur de commerce dépend du nombre de villes à visiter. Si nous avons n villes à visiter, le nombre total de parcours possibles est donné par n! (factorielle de n), ce qui signifie que nous avons n choix pour la première ville, n-1 choix pour la deuxième ville, n-2 choix pour la troisième ville, et ainsi de suite.</text:p>
      <text:p text:style-name="P7"/>
      <text:p text:style-name="P7"><text:soft-page-break/>Par exemple, si nous avons 5 villes à visiter, le nombre total de parcours possibles est 5! = 120. Cela signifie qu'il y a 120 façons différentes de visiter ces 5 villes en parcourant toutes les villes une seule fois et en retournant au point de départ.</text:p>
      <text:p text:style-name="P7"/>
      <text:p text:style-name="P7">Cependant, il convient de noter que l'algorithme de force brute pour tester toutes ces combinaisons serait très inefficace pour un grand nombre de villes, car le nombre total de combinaisons à tester augmente rapidement avec le nombre de villes. C'est pourquoi l'algorithme de recuit simulé est une méthode plus efficace pour résoudre ce problème pour un grand nombre de villes.</text:p>
      <text:p text:style-name="P7"/>
      <text:p text:style-name="P7">Pour 10 villes, le nombre total de parcours possibles serait de 10! = 3 628 800. Cela signifie qu'il y a 3 628 800 façons différentes de visiter ces 10 villes en parcourant toutes les villes une seule fois et en retournant au point de départ.</text:p>
      <text:p text:style-name="P7"/>
      <text:p text:style-name="P7">Cependant, tester toutes ces combinaisons à l'aide de la méthode de force brute serait très inefficace car cela nécessiterait de tester plus de 3 millions de combinaisons. C'est pourquoi l'algorithme de recuit simulé est une méthode plus efficace pour résoudre ce problème pour un grand nombre de vil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0T09:17:29.078499941</meta:creation-date>
    <meta:generator>LibreOffice/6.4.7.2$Linux_X86_64 LibreOffice_project/40$Build-2</meta:generator>
    <dc:date>2023-04-20T09:49:28.364723887</dc:date>
    <meta:editing-duration>PT19M33S</meta:editing-duration>
    <meta:editing-cycles>2</meta:editing-cycles>
    <meta:document-statistic meta:table-count="0" meta:image-count="0" meta:object-count="0" meta:page-count="3" meta:paragraph-count="33" meta:word-count="1083" meta:character-count="6850" meta:non-whitespace-character-count="5798"/>
  </office:meta>
</office:document-meta>
</file>